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weight="normal"/>
    </style:style>
    <style:style style:name="P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3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6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7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1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Noto Sans Symbols" fo:font-size="10pt" fo:font-style="normal" style:text-underline-style="none" fo:font-weight="normal" style:text-blinking="false" fo:background-color="#00aaad"/>
    </style:style>
    <style:style style:name="P19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24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25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2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3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3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aad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transparent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#00aaad"/>
    </style:style>
    <style:style style:name="P3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37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line-height="120%" fo:text-align="center" style:justify-single-word="false" fo:background-color="#ffffff" style:writing-mode="lr-tb"/>
    </style:style>
    <style:style style:name="P38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#00aaad"/>
    </style:style>
    <style:style style:name="T1" style:family="text">
      <style:text-properties style:font-name="Times New Roman" fo:font-size="13.5pt"/>
    </style:style>
    <style:style style:name="T2" style:family="text">
      <style:text-properties style:font-name="Times New Roman" fo:font-size="13.5pt" fo:background-color="#00ffff" loext:char-shading-value="0"/>
    </style:style>
    <style:style style:name="T3" style:family="text">
      <style:text-properties style:font-name="Times New Roman" fo:font-size="13.5pt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background-color="#00aaad" loext:char-shading-value="0"/>
    </style:style>
    <style:style style:name="T7" style:family="text">
      <style:text-properties fo:background-color="#00aaad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e Java: Part 1</text:p>
      <text:p text:style-name="P2">Which of the following are keywords in Java programming language</text:p>
      <text:list xml:id="list3029402295" text:style-name="L1">
        <text:list-item>
          <text:p text:style-name="P18"><text:span text:style-name="T1">a) public</text:span></text:p>
        </text:list-item>
        <text:list-item>
          <text:p text:style-name="P11">b) static</text:p>
        </text:list-item>
        <text:list-item>
          <text:p text:style-name="P11">c) void</text:p>
        </text:list-item>
        <text:list-item>
          <text:p text:style-name="P10">d) main</text:p>
        </text:list-item>
        <text:list-item>
          <text:p text:style-name="P26">e) scope</text:p>
        </text:list-item>
      </text:list>
      <text:p text:style-name="P2">Consider the code</text:p>
      <text:p text:style-name="P34">private static void printTotal(int i, int j) {</text:p>
      <text:p text:style-name="P34">int sum = i + j;</text:p>
      <text:p text:style-name="P34">System.out.println("This program performs addition " +</text:p>
      <text:p text:style-name="P34">"using two numbers supplied.");</text:p>
      <text:p text:style-name="P34">System.out.println("The two numbers and the sum: " +</text:p>
      <text:p text:style-name="P34">i + " + " + j + " = " + sum);</text:p>
      <text:p text:style-name="P34">}</text:p>
      <text:p text:style-name="P3">In the above code which of the following define local variables:</text:p>
      <text:list xml:id="list3896266965" text:style-name="L2">
        <text:list-item>
          <text:p text:style-name="P19">a) i, j only.</text:p>
        </text:list-item>
        <text:list-item>
          <text:p text:style-name="P6">b) sum only.</text:p>
        </text:list-item>
        <text:list-item>
          <text:p text:style-name="P12">c) i, j and sum.</text:p>
        </text:list-item>
        <text:list-item>
          <text:p text:style-name="P27">d) There are no local variables.</text:p>
        </text:list-item>
      </text:list>
      <text:p text:style-name="P2">Which of the following are correct regarding Java variables</text:p>
      <text:list xml:id="list1143241840" text:style-name="L3">
        <text:list-item>
          <text:p text:style-name="P20">a) The default value for boolean variable is: true.</text:p>
        </text:list-item>
        <text:list-item>
          <text:p text:style-name="P7">b) A literal and a variable are the same.</text:p>
        </text:list-item>
        <text:list-item>
          <text:p text:style-name="P13">c) This is a valid variable declaration: int _52 = 52;</text:p>
        </text:list-item>
        <text:list-item>
          <text:p text:style-name="P31">d) This is a valid instance variable declaration: int i, j = 10;</text:p>
        </text:list-item>
      </text:list>
      <text:p text:style-name="P2">Consider the code:</text:p>
      <text:p text:style-name="P34">// This program prints text and an integer number.</text:p>
      <text:p text:style-name="P34">public class YearPrinter {</text:p>
      <text:p text:style-name="P34"><text:soft-page-break/>public static void main(String [] args) {</text:p>
      <text:p text:style-name="P34">int year= 2013;</text:p>
      <text:p text:style-name="P34">System.out.println("This year is: " + year);</text:p>
      <text:p text:style-name="P34">}</text:p>
      <text:p text:style-name="P34">}</text:p>
      <text:p text:style-name="P3">Which of the following are correct of the above code:</text:p>
      <text:list xml:id="list4063344464" text:style-name="L4">
        <text:list-item>
          <text:p text:style-name="P23">a) “year” is a numeric variable.</text:p>
        </text:list-item>
        <text:list-item>
          <text:p text:style-name="P14">b) ‘System.out.println(“This year is: ” + year);’ is a statement.</text:p>
        </text:list-item>
        <text:list-item>
          <text:p text:style-name="P14">c) “YearPrinter” is the name of a class.</text:p>
        </text:list-item>
        <text:list-item>
          <text:p text:style-name="P14">d) “main” is the name of a method.</text:p>
        </text:list-item>
        <text:list-item>
          <text:p text:style-name="P32">e) “//” is used to write a comment within a class.</text:p>
        </text:list-item>
      </text:list>
      <text:p text:style-name="P5"><text:span text:style-name="T4">Q 5 :</text:span><text:span text:style-name="T5"> </text:span><text:span text:style-name="T4">Which of the following code snippets correctly show statement “blocks”</text:span></text:p>
      <text:p text:style-name="P3">a.</text:p>
      <text:p text:style-name="P35">public int calculate(int a, int b) {</text:p>
      <text:p text:style-name="P35">int c = a + b;</text:p>
      <text:p text:style-name="P35">System.out.println("a+b = " + c);</text:p>
      <text:p text:style-name="P35">return c;</text:p>
      <text:p text:style-name="P35">}</text:p>
      <text:p text:style-name="P4">b.</text:p>
      <text:p text:style-name="P35">String a = "Java";</text:p>
      <text:p text:style-name="P35">String b = "programming";</text:p>
      <text:p text:style-name="P35">String c = "Java programming";</text:p>
      <text:p text:style-name="P35">if (c.equals(a + b)) {</text:p>
      <text:p text:style-name="P35">System.out.println("Java programming"); // prints Java programming</text:p>
      <text:p text:style-name="P35">}</text:p>
      <text:p text:style-name="P4">c.</text:p>
      <text:p text:style-name="P35">{</text:p>
      <text:p text:style-name="P35">Object object = null;</text:p>
      <text:p text:style-name="P35">}</text:p>
      <text:p text:style-name="P4">d.</text:p>
      <text:p text:style-name="P35"><text:soft-page-break/>Integer i = null;</text:p>
      <text:p text:style-name="P35">try {</text:p>
      <text:p text:style-name="P35">i = new Integer("56");</text:p>
      <text:p text:style-name="P35">}</text:p>
      <text:p text:style-name="P35">catch(NumberFormatException nfe) {</text:p>
      <text:p text:style-name="P35">nfe.printStackTrace();</text:p>
      <text:p text:style-name="P35">}</text:p>
      <text:p text:style-name="P2">To create a Java application which of the following are required</text:p>
      <text:list xml:id="list315479886" text:style-name="L5">
        <text:list-item>
          <text:p text:style-name="P21">a<text:span text:style-name="T7">) A source code file.</text:span></text:p>
        </text:list-item>
        <text:list-item>
          <text:p text:style-name="P15">b) Java programming language compiler.</text:p>
        </text:list-item>
        <text:list-item>
          <text:p text:style-name="P15">c) A text editor or an IDE.</text:p>
        </text:list-item>
        <text:list-item>
          <text:p text:style-name="P33">d) The Java application launcer.</text:p>
        </text:list-item>
      </text:list>
      <text:p text:style-name="P2">Consider the code</text:p>
      <text:p text:style-name="P34">public class YearPrinter {</text:p>
      <text:p text:style-name="P34">public static void main(String [] args) {</text:p>
      <text:p text:style-name="P34">new YearPrinter().printIt();</text:p>
      <text:p text:style-name="P34">}</text:p>
      <text:p text:style-name="P34">private void printIt() {</text:p>
      <text:p text:style-name="P34">int year= 2013;</text:p>
      <text:p text:style-name="P34">System.out.println("This year is: " + year);</text:p>
      <text:p text:style-name="P34">}</text:p>
      <text:p text:style-name="P36"> </text:p>
      <text:p text:style-name="P34">}</text:p>
      <text:p text:style-name="P3">Which one of the following is correct after the above is compiled and run:</text:p>
      <text:list xml:id="list1204012372" text:style-name="L6">
        <text:list-item>
          <text:p text:style-name="P22">a) There is a compile time error.</text:p>
        </text:list-item>
        <text:list-item>
          <text:p text:style-name="P16">b) The program prints “The year is: 2013”.</text:p>
        </text:list-item>
        <text:list-item>
          <text:p text:style-name="P28">c) There is a runtime error.</text:p>
        </text:list-item>
      </text:list>
      <text:p text:style-name="P2">Consider the code</text:p>
      <text:p text:style-name="P34">package mypackage;</text:p>
      <text:p text:style-name="P36"> </text:p>
      <text:p text:style-name="P34">public class ClassA {</text:p>
      <text:p text:style-name="P34">public static void main(String [] args) {</text:p>
      <text:p text:style-name="P34"><text:soft-page-break/>new ClassA().doThis();</text:p>
      <text:p text:style-name="P34">}</text:p>
      <text:p text:style-name="P34">public void doThis() {</text:p>
      <text:p text:style-name="P34">System.out.println("Running the ClassA class.");</text:p>
      <text:p text:style-name="P34">}</text:p>
      <text:p text:style-name="P34">}</text:p>
      <text:p text:style-name="P3">Assume that the ClassA.java is in the current directory. And, all the Java commands are run from the current directory. Which of the following are correct:</text:p>
      <text:p text:style-name="P37"> </text:p>
      <text:list xml:id="list1300045679" text:style-name="L7">
        <text:list-item>
          <text:p text:style-name="P24">a) The command “javac -d . ClassA.java” at command prompt creates a directory called mypackage, and ClassA.class file within that directory.</text:p>
        </text:list-item>
        <text:list-item>
          <text:p text:style-name="P17">b) The above class can be run at the command prompt using the command “java mypackage.ClassA”.</text:p>
        </text:list-item>
        <text:list-item>
          <text:p text:style-name="P8">c) The above class can be run at the command prompt using the command “java ClassA”.</text:p>
        </text:list-item>
        <text:list-item>
          <text:p text:style-name="P29">d) The above class can be run at the command prompt using the command “java ClassA.class”.</text:p>
        </text:list-item>
      </text:list>
      <text:p text:style-name="P2">The package and import statements must be specified before a class definition within a class file</text:p>
      <text:p text:style-name="P3"><text:span text:style-name="T7">True</text:span> or false:</text:p>
      <text:p text:style-name="P2">Consider the following two Java classes</text:p>
      <text:p text:style-name="P34">ProgramA.java:</text:p>
      <text:p text:style-name="P36"> </text:p>
      <text:p text:style-name="P34">import java.util.ArrayList;</text:p>
      <text:p text:style-name="P34">public class ProgramA {</text:p>
      <text:p text:style-name="P36"> </text:p>
      <text:p text:style-name="P34">public static void main (String [] rrr) {</text:p>
      <text:p text:style-name="P34">ArrayList&lt;String&gt; list1 = new ArrayList&lt;String&gt;();</text:p>
      <text:p text:style-name="P34">list1.add("element 1");</text:p>
      <text:p text:style-name="P34">System.out.println("An element is added to the array list.");</text:p>
      <text:p text:style-name="P34">}</text:p>
      <text:p text:style-name="P34">}</text:p>
      <text:p text:style-name="P36"><text:soft-page-break/> </text:p>
      <text:p text:style-name="P34">ProgramB.java:</text:p>
      <text:p text:style-name="P36"> </text:p>
      <text:p text:style-name="P34">public class ProgramB {</text:p>
      <text:p text:style-name="P36"> </text:p>
      <text:p text:style-name="P34">public static void main (String [] args) {</text:p>
      <text:p text:style-name="P34">java.util.ArrayList&lt;String&gt; list = new java.util.ArrayList&lt;String&gt;();</text:p>
      <text:p text:style-name="P34">list.add("element 1");</text:p>
      <text:p text:style-name="P34">System.out.println("An element is added to the array list.");</text:p>
      <text:p text:style-name="P34">}</text:p>
      <text:p text:style-name="P34">}</text:p>
      <text:p text:style-name="P3">Which of the following are correct of the above two classes:</text:p>
      <text:list xml:id="list2698339884" text:style-name="L8">
        <text:list-item>
          <text:p text:style-name="P25">a) Both ProgramA and ProgramB compile, run and print “An element is added to the arraylist .”.</text:p>
        </text:list-item>
        <text:list-item>
          <text:p text:style-name="P9">b) Only ProgramA compiles, runs and prints “An element is added to the arraylist .”.</text:p>
        </text:list-item>
        <text:list-item>
          <text:p text:style-name="P9">c) Only ProgramB compiles, runs and print “An element is added to the arraylist .”.</text:p>
        </text:list-item>
        <text:list-item>
          <text:p text:style-name="P30">d) Both ProgramA and ProgramB fail to compile and run.</text:p>
        </text:list-item>
      </text:list>
      <text:p text:style-name="P1"><text:line-break/></text:p>
      <text:p text:style-name="P38">Which of the following is not introduced with Java 8?</text:p>
      <text:p text:style-name="P39">a) Stream API</text:p>
      <text:p text:style-name="P41">b) Serialization</text:p>
      <text:p text:style-name="P39">c) Spliterator</text:p>
      <text:p text:style-name="P39">d) Lambda Expression</text:p>
      <text:p text:style-name="Text_20_body"/>
      <text:p text:style-name="P38">What is the purpose of BooleanSupplier function interface?</text:p>
      <text:p text:style-name="P41">a) represents supplier of Boolean-valued results</text:p>
      <text:p text:style-name="P39">b) returns Boolean-valued result</text:p>
      <text:p text:style-name="P39">c) There is no such function interface</text:p>
      <text:p text:style-name="P39">d) returns null if Boolean is passed as argument</text:p>
      <text:p text:style-name="Text_20_body"><text:soft-page-break/></text:p>
      <text:p text:style-name="P38">What is the return type of lambda expression?</text:p>
      <text:p text:style-name="P39">a) String</text:p>
      <text:p text:style-name="P39">b) Object</text:p>
      <text:p text:style-name="P40">c) void</text:p>
      <text:p text:style-name="P41">d) Function</text:p>
      <text:p text:style-name="Text_20_body"/>
      <text:p text:style-name="P38">Which is the new method introduced in java 8 to iterate over a collection?</text:p>
      <text:p text:style-name="P39">a) for (String i : StringList)</text:p>
      <text:p text:style-name="P39">b) foreach (String i : StringList)</text:p>
      <text:p text:style-name="P41">c) StringList.forEach()</text:p>
      <text:p text:style-name="P39">d) List.for()</text:p>
      <text:p text:style-name="Text_20_body"/>
      <text:p text:style-name="P38">What are the two types of Streams offered by java 8?</text:p>
      <text:p text:style-name="P41">a) sequential and parallel</text:p>
      <text:p text:style-name="P39">b) sequential and random</text:p>
      <text:p text:style-name="P39">c) parallel and random</text:p>
      <text:p text:style-name="P39">d) random and synchronized</text:p>
      <text:p text:style-name="Text_20_body"/>
      <text:p text:style-name="P38">Which feature of java 8 enables us to create a work stealing thread pool using all available processors at its target?</text:p>
      <text:p text:style-name="P39">a) workPool</text:p>
      <text:p text:style-name="P41">b) newWorkStealingPool</text:p>
      <text:p text:style-name="P39">c) threadPool</text:p>
      <text:p text:style-name="P39">d) workThreadPool</text:p>
      <text:p text:style-name="Text_20_body"/>
      <text:p text:style-name="P38">What does Files.lines(Path path) do?</text:p>
      <text:p text:style-name="P39">a) It reads all the files at the path specified as a String</text:p>
      <text:p text:style-name="P41">b) It reads all the lines from a file as a Stream</text:p>
      <text:p text:style-name="P39">c) It reads the filenames at the path specified</text:p>
      <text:p text:style-name="P39"><text:soft-page-break/>d) It counts the number of lines for files at the path specified</text:p>
      <text:p text:style-name="Text_20_body"/>
      <text:p text:style-name="P38">What is Optional object used for?</text:p>
      <text:p text:style-name="P39">a) Optional is used for optional runtime argument</text:p>
      <text:p text:style-name="P39">b) Optional is used for optional spring profile</text:p>
      <text:p text:style-name="P41">c) Optional is used to represent null with absent value</text:p>
      <text:p text:style-name="P39">d) Optional means it’s not mandatory for method to return object</text:p>
      <text:p text:style-name="Text_20_body"/>
      <text:p text:style-name="P38">What is the substitute of Rhino javascript engine in Java 8?</text:p>
      <text:p text:style-name="P41">a) Nashorn</text:p>
      <text:p text:style-name="P39">b) V8</text:p>
      <text:p text:style-name="P39">c) Inscript</text:p>
      <text:p text:style-name="P39">d) Narcissus</text:p>
      <text:p text:style-name="Text_20_body"/>
      <text:p text:style-name="P38">What does SAM stand for in the context of Functional Interface?</text:p>
      <text:p text:style-name="P39">a) Single Ambivalue Method</text:p>
      <text:p text:style-name="P41">b) Single Abstract Method</text:p>
      <text:p text:style-name="P39">c) Simple Active Markup</text:p>
      <text:p text:style-name="P39">d) Simple Abstract Markup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00:47.121750970</meta:creation-date>
    <dc:date>2019-05-30T23:06:34.851489320</dc:date>
    <meta:editing-duration>PT34M3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7" meta:paragraph-count="184" meta:word-count="1034" meta:character-count="5751" meta:non-whitespace-character-count="4914"/>
  </office:meta>
</office:document-meta>
</file>